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2c5c" officeooo:paragraph-rsid="0031c484"/>
    </style:style>
    <style:style style:name="P2" style:family="paragraph" style:parent-style-name="Standard">
      <style:text-properties officeooo:rsid="000f2c5c" officeooo:paragraph-rsid="00165af6"/>
    </style:style>
    <style:style style:name="P3" style:family="paragraph" style:parent-style-name="Standard">
      <style:text-properties officeooo:rsid="003a97fe" officeooo:paragraph-rsid="003a97fe"/>
    </style:style>
    <style:style style:name="P4" style:family="paragraph" style:parent-style-name="Standard">
      <style:text-properties officeooo:rsid="003afb77" officeooo:paragraph-rsid="003afb77"/>
    </style:style>
    <style:style style:name="P5" style:family="paragraph" style:parent-style-name="Standard">
      <style:text-properties officeooo:rsid="003afb77" officeooo:paragraph-rsid="005c8a20"/>
    </style:style>
    <style:style style:name="P6" style:family="paragraph" style:parent-style-name="Standard">
      <style:text-properties officeooo:paragraph-rsid="0058311a"/>
    </style:style>
    <style:style style:name="P7" style:family="paragraph" style:parent-style-name="Standard">
      <style:text-properties style:text-underline-style="solid" style:text-underline-width="auto" style:text-underline-color="font-color" officeooo:paragraph-rsid="00412c79"/>
    </style:style>
    <style:style style:name="P8" style:family="paragraph" style:parent-style-name="Standard">
      <style:text-properties style:text-underline-style="solid" style:text-underline-width="auto" style:text-underline-color="font-color" officeooo:rsid="000f2c5c" officeooo:paragraph-rsid="00412c79"/>
    </style:style>
    <style:style style:name="P9" style:family="paragraph" style:parent-style-name="Standard">
      <style:text-properties officeooo:rsid="0058311a" officeooo:paragraph-rsid="0058311a"/>
    </style:style>
    <style:style style:name="P10" style:family="paragraph" style:parent-style-name="Standard">
      <style:text-properties fo:font-style="normal" fo:font-weight="normal" officeooo:rsid="0058311a" officeooo:paragraph-rsid="0058311a" style:font-style-asian="normal" style:font-weight-asian="normal" style:font-style-complex="normal" style:font-weight-complex="normal"/>
    </style:style>
    <style:style style:name="P11" style:family="paragraph" style:parent-style-name="Standard">
      <style:text-properties fo:font-style="italic" fo:font-weight="bold" officeooo:rsid="001ed477" officeooo:paragraph-rsid="00412c79" style:font-style-asian="italic" style:font-weight-asian="bold" style:font-style-complex="italic" style:font-weight-complex="bold"/>
    </style:style>
    <style:style style:name="P12" style:family="paragraph" style:parent-style-name="Standard" style:list-style-name="L1">
      <style:text-properties officeooo:paragraph-rsid="00412c79"/>
    </style:style>
    <style:style style:name="P13" style:family="paragraph" style:parent-style-name="Standard" style:list-style-name="L2">
      <style:text-properties officeooo:paragraph-rsid="00412c79"/>
    </style:style>
    <style:style style:name="P14" style:family="paragraph" style:parent-style-name="Standard" style:list-style-name="L3">
      <style:text-properties officeooo:paragraph-rsid="0058311a"/>
    </style:style>
    <style:style style:name="P15" style:family="paragraph" style:parent-style-name="Standard" style:list-style-name="L4">
      <style:text-properties officeooo:paragraph-rsid="0058311a"/>
    </style:style>
    <style:style style:name="P16" style:family="paragraph" style:parent-style-name="Standard" style:list-style-name="L5">
      <style:text-properties officeooo:paragraph-rsid="0058311a"/>
    </style:style>
    <style:style style:name="P17" style:family="paragraph" style:parent-style-name="Standard" style:list-style-name="L6">
      <style:text-properties officeooo:paragraph-rsid="0058311a"/>
    </style:style>
    <style:style style:name="P18" style:family="paragraph" style:parent-style-name="Standard" style:list-style-name="L7">
      <style:text-properties officeooo:paragraph-rsid="0058311a"/>
    </style:style>
    <style:style style:name="P19" style:family="paragraph" style:parent-style-name="Standard" style:list-style-name="L8">
      <style:text-properties officeooo:paragraph-rsid="0031c484"/>
    </style:style>
    <style:style style:name="P20" style:family="paragraph" style:parent-style-name="Standard" style:list-style-name="L9">
      <style:text-properties officeooo:paragraph-rsid="0058311a"/>
    </style:style>
    <style:style style:name="P21" style:family="paragraph" style:parent-style-name="Standard" style:list-style-name="L9">
      <style:text-properties officeooo:paragraph-rsid="0031c484"/>
    </style:style>
    <style:style style:name="T1" style:family="text">
      <style:text-properties fo:font-style="italic" fo:font-weight="bold" officeooo:rsid="0042d1e9" style:font-style-asian="italic" style:font-weight-asian="bold" style:font-style-complex="italic" style:font-weight-complex="bold"/>
    </style:style>
    <style:style style:name="T2" style:family="text">
      <style:text-properties fo:font-style="italic" fo:font-weight="bold" officeooo:rsid="000f2c5c" style:font-style-asian="italic" style:font-weight-asian="bold" style:font-style-complex="italic" style:font-weight-complex="bold"/>
    </style:style>
    <style:style style:name="T3" style:family="text">
      <style:text-properties officeooo:rsid="000f2c5c"/>
    </style:style>
    <style:style style:name="T4" style:family="text">
      <style:text-properties officeooo:rsid="003afb77"/>
    </style:style>
    <style:style style:name="T5" style:family="text">
      <style:text-properties officeooo:rsid="003bff62"/>
    </style:style>
    <style:style style:name="T6" style:family="text">
      <style:text-properties officeooo:rsid="003c5011"/>
    </style:style>
    <style:style style:name="T7" style:family="text">
      <style:text-properties officeooo:rsid="003e7b5e"/>
    </style:style>
    <style:style style:name="T8" style:family="text">
      <style:text-properties style:text-underline-style="solid" style:text-underline-width="auto" style:text-underline-color="font-color" officeooo:rsid="000f2c5c"/>
    </style:style>
    <style:style style:name="T9" style:family="text">
      <style:text-properties officeooo:rsid="005a21aa"/>
    </style:style>
    <style:style style:name="T10" style:family="text">
      <style:text-properties officeooo:rsid="005ae6f4"/>
    </style:style>
    <style:style style:name="T11" style:family="text">
      <style:text-properties fo:font-style="normal" fo:font-weight="normal" officeooo:rsid="00165af6" style:font-style-asian="normal" style:font-weight-asian="normal" style:font-style-complex="normal" style:font-weight-complex="normal"/>
    </style:style>
    <style:style style:name="T12" style:family="text">
      <style:text-properties fo:font-style="normal" fo:font-weight="normal" officeooo:rsid="001cda12" style:font-style-asian="normal" style:font-weight-asian="normal" style:font-style-complex="normal" style:font-weight-complex="normal"/>
    </style:style>
    <style:style style:name="T13" style:family="text">
      <style:text-properties fo:font-style="normal" fo:font-weight="normal" officeooo:rsid="003bb934" style:font-style-asian="normal" style:font-weight-asian="normal" style:font-style-complex="normal" style:font-weight-complex="normal"/>
    </style:style>
    <style:style style:name="T14" style:family="text">
      <style:text-properties fo:font-style="normal" fo:font-weight="normal" officeooo:rsid="001672bd" style:font-style-asian="normal" style:font-weight-asian="normal" style:font-style-complex="normal" style:font-weight-complex="normal"/>
    </style:style>
    <style:style style:name="T15" style:family="text">
      <style:text-properties fo:font-style="normal" fo:font-weight="normal" officeooo:rsid="00180f34" style:font-style-asian="normal" style:font-weight-asian="normal" style:font-style-complex="normal" style:font-weight-complex="normal"/>
    </style:style>
    <style:style style:name="T16" style:family="text">
      <style:text-properties fo:font-style="normal" fo:font-weight="normal" officeooo:rsid="0019e17d" style:font-style-asian="normal" style:font-weight-asian="normal" style:font-style-complex="normal" style:font-weight-complex="normal"/>
    </style:style>
    <style:style style:name="T17" style:family="text">
      <style:text-properties fo:font-style="normal" fo:font-weight="normal" officeooo:rsid="001c7a54" style:font-style-asian="normal" style:font-weight-asian="normal" style:font-style-complex="normal" style:font-weight-complex="normal"/>
    </style:style>
    <style:style style:name="T18" style:family="text">
      <style:text-properties fo:font-style="normal" fo:font-weight="normal" officeooo:rsid="003bff62" style:font-style-asian="normal" style:font-weight-asian="normal" style:font-style-complex="normal" style:font-weight-complex="normal"/>
    </style:style>
    <style:style style:name="T19" style:family="text">
      <style:text-properties fo:font-style="normal" fo:font-weight="normal" officeooo:rsid="004062d7" style:font-style-asian="normal" style:font-weight-asian="normal" style:font-style-complex="normal" style:font-weight-complex="normal"/>
    </style:style>
    <style:style style:name="T20" style:family="text">
      <style:text-properties fo:font-style="normal" fo:font-weight="normal" officeooo:rsid="004e46f5" style:font-style-asian="normal" style:font-weight-asian="normal" style:font-style-complex="normal" style:font-weight-complex="normal"/>
    </style:style>
    <style:style style:name="T21" style:family="text">
      <style:text-properties fo:font-style="normal" fo:font-weight="normal" officeooo:rsid="00460bee" style:font-style-asian="normal" style:font-weight-asian="normal" style:font-style-complex="normal" style:font-weight-complex="normal"/>
    </style:style>
    <style:style style:name="T22" style:family="text">
      <style:text-properties fo:font-style="normal" fo:font-weight="normal" officeooo:rsid="001a4264" style:font-style-asian="normal" style:font-weight-asian="normal" style:font-style-complex="normal" style:font-weight-complex="normal"/>
    </style:style>
    <style:style style:name="T23" style:family="text">
      <style:text-properties fo:font-style="normal" fo:font-weight="normal" officeooo:rsid="00412c79" style:font-style-asian="normal" style:font-weight-asian="normal" style:font-style-complex="normal" style:font-weight-complex="normal"/>
    </style:style>
    <style:style style:name="T24" style:family="text">
      <style:text-properties fo:font-style="normal" fo:font-weight="normal" officeooo:rsid="001bb352" style:font-style-asian="normal" style:font-weight-asian="normal" style:font-style-complex="normal" style:font-weight-complex="normal"/>
    </style:style>
    <style:style style:name="T25" style:family="text">
      <style:text-properties fo:font-style="normal" fo:font-weight="normal" officeooo:rsid="001d4fa0" style:font-style-asian="normal" style:font-weight-asian="normal" style:font-style-complex="normal" style:font-weight-complex="normal"/>
    </style:style>
    <style:style style:name="T26" style:family="text">
      <style:text-properties fo:font-style="normal" fo:font-weight="normal" officeooo:rsid="00581ab6" style:font-style-asian="normal" style:font-weight-asian="normal" style:font-style-complex="normal" style:font-weight-complex="normal"/>
    </style:style>
    <style:style style:name="T27" style:family="text">
      <style:text-properties fo:font-style="normal" fo:font-weight="normal" officeooo:rsid="004a6b3d" style:font-style-asian="normal" style:font-weight-asian="normal" style:font-style-complex="normal" style:font-weight-complex="normal"/>
    </style:style>
    <style:style style:name="T28" style:family="text">
      <style:text-properties fo:font-style="normal" fo:font-weight="normal" officeooo:rsid="0046a10f" style:font-style-asian="normal" style:font-weight-asian="normal" style:font-style-complex="normal" style:font-weight-complex="normal"/>
    </style:style>
    <style:style style:name="T29" style:family="text">
      <style:text-properties fo:font-style="normal" fo:font-weight="normal" officeooo:rsid="004fa195" style:font-style-asian="normal" style:font-weight-asian="normal" style:font-style-complex="normal" style:font-weight-complex="normal"/>
    </style:style>
    <style:style style:name="T30" style:family="text">
      <style:text-properties fo:font-style="normal" fo:font-weight="normal" officeooo:rsid="001ed477" style:font-style-asian="normal" style:font-weight-asian="normal" style:font-style-complex="normal" style:font-weight-complex="normal"/>
    </style:style>
    <style:style style:name="T31" style:family="text">
      <style:text-properties fo:font-style="normal" fo:font-weight="normal" officeooo:rsid="00486d5e" style:font-style-asian="normal" style:font-weight-asian="normal" style:font-style-complex="normal" style:font-weight-complex="normal"/>
    </style:style>
    <style:style style:name="T32" style:family="text">
      <style:text-properties fo:font-style="normal" fo:font-weight="normal" officeooo:rsid="001bc6f0" style:font-style-asian="normal" style:font-weight-asian="normal" style:font-style-complex="normal" style:font-weight-complex="normal"/>
    </style:style>
    <style:style style:name="T33" style:family="text">
      <style:text-properties fo:font-style="normal" fo:font-weight="normal" officeooo:rsid="0042d1e9" style:font-style-asian="normal" style:font-weight-asian="normal" style:font-style-complex="normal" style:font-weight-complex="normal"/>
    </style:style>
    <style:style style:name="T34" style:family="text">
      <style:text-properties fo:font-style="normal" fo:font-weight="normal" officeooo:rsid="004a0b47" style:font-style-asian="normal" style:font-weight-asian="normal" style:font-style-complex="normal" style:font-weight-complex="normal"/>
    </style:style>
    <style:style style:name="T35" style:family="text">
      <style:text-properties fo:font-style="normal" fo:font-weight="normal" officeooo:rsid="0050eb14" style:font-style-asian="normal" style:font-weight-asian="normal" style:font-style-complex="normal" style:font-weight-complex="normal"/>
    </style:style>
    <style:style style:name="T36" style:family="text">
      <style:text-properties fo:font-style="normal" fo:font-weight="normal" officeooo:rsid="001fb46a" style:font-style-asian="normal" style:font-weight-asian="normal" style:font-style-complex="normal" style:font-weight-complex="normal"/>
    </style:style>
    <style:style style:name="T37" style:family="text">
      <style:text-properties fo:font-style="normal" fo:font-weight="normal" officeooo:rsid="00525af1" style:font-style-asian="normal" style:font-weight-asian="normal" style:font-style-complex="normal" style:font-weight-complex="normal"/>
    </style:style>
    <style:style style:name="T38" style:family="text">
      <style:text-properties fo:font-style="normal" fo:font-weight="normal" officeooo:rsid="00530bc9" style:font-style-asian="normal" style:font-weight-asian="normal" style:font-style-complex="normal" style:font-weight-complex="normal"/>
    </style:style>
    <style:style style:name="T39" style:family="text">
      <style:text-properties fo:font-style="normal" fo:font-weight="normal" officeooo:rsid="002ca50e" style:font-style-asian="normal" style:font-weight-asian="normal" style:font-style-complex="normal" style:font-weight-complex="normal"/>
    </style:style>
    <style:style style:name="T40" style:family="text">
      <style:text-properties fo:font-style="normal" fo:font-weight="normal" officeooo:rsid="004c4a87" style:font-style-asian="normal" style:font-weight-asian="normal" style:font-style-complex="normal" style:font-weight-complex="normal"/>
    </style:style>
    <style:style style:name="T41" style:family="text">
      <style:text-properties fo:font-style="normal" fo:font-weight="normal" officeooo:rsid="00541d9a" style:font-style-asian="normal" style:font-weight-asian="normal" style:font-style-complex="normal" style:font-weight-complex="normal"/>
    </style:style>
    <style:style style:name="T42" style:family="text">
      <style:text-properties fo:font-style="normal" fo:font-weight="normal" officeooo:rsid="002d96e4" style:font-style-asian="normal" style:font-weight-asian="normal" style:font-style-complex="normal" style:font-weight-complex="normal"/>
    </style:style>
    <style:style style:name="T43" style:family="text">
      <style:text-properties fo:font-style="normal" fo:font-weight="normal" officeooo:rsid="003559d5" style:font-style-asian="normal" style:font-weight-asian="normal" style:font-style-complex="normal" style:font-weight-complex="normal"/>
    </style:style>
    <style:style style:name="T44" style:family="text">
      <style:text-properties fo:font-style="normal" fo:font-weight="normal" officeooo:rsid="002f493f" style:font-style-asian="normal" style:font-weight-asian="normal" style:font-style-complex="normal" style:font-weight-complex="normal"/>
    </style:style>
    <style:style style:name="T45" style:family="text">
      <style:text-properties fo:font-style="normal" fo:font-weight="normal" officeooo:rsid="0037fefc" style:font-style-asian="normal" style:font-weight-asian="normal" style:font-style-complex="normal" style:font-weight-complex="normal"/>
    </style:style>
    <style:style style:name="T46" style:family="text">
      <style:text-properties fo:font-style="normal" fo:font-weight="normal" officeooo:rsid="002fc790" style:font-style-asian="normal" style:font-weight-asian="normal" style:font-style-complex="normal" style:font-weight-complex="normal"/>
    </style:style>
    <style:style style:name="T47" style:family="text">
      <style:text-properties fo:font-style="normal" fo:font-weight="normal" officeooo:rsid="0031c484" style:font-style-asian="normal" style:font-weight-asian="normal" style:font-style-complex="normal" style:font-weight-complex="normal"/>
    </style:style>
    <style:style style:name="T48" style:family="text">
      <style:text-properties fo:font-style="normal" fo:font-weight="normal" officeooo:rsid="0055c939" style:font-style-asian="normal" style:font-weight-asian="normal" style:font-style-complex="normal" style:font-weight-complex="normal"/>
    </style:style>
    <style:style style:name="T49" style:family="text">
      <style:text-properties fo:font-style="normal" fo:font-weight="normal" officeooo:rsid="004cf2f7" style:font-style-asian="normal" style:font-weight-asian="normal" style:font-style-complex="normal" style:font-weight-complex="normal"/>
    </style:style>
    <style:style style:name="T50" style:family="text">
      <style:text-properties fo:font-style="normal" fo:font-weight="normal" officeooo:rsid="004dad5a" style:font-style-asian="normal" style:font-weight-asian="normal" style:font-style-complex="normal" style:font-weight-complex="normal"/>
    </style:style>
    <style:style style:name="T51" style:family="text">
      <style:text-properties fo:font-style="normal" fo:font-weight="normal" officeooo:rsid="004e0283" style:font-style-asian="normal" style:font-weight-asian="normal" style:font-style-complex="normal" style:font-weight-complex="normal"/>
    </style:style>
    <style:style style:name="T52" style:family="text">
      <style:text-properties fo:font-style="normal" fo:font-weight="normal" officeooo:rsid="0055fc66" style:font-style-asian="normal" style:font-weight-asian="normal" style:font-style-complex="normal" style:font-weight-complex="normal"/>
    </style:style>
    <style:style style:name="T53" style:family="text">
      <style:text-properties fo:font-style="normal" fo:font-weight="normal" officeooo:rsid="005c8a20" style:font-style-asian="normal" style:font-weight-asian="normal" style:font-style-complex="normal" style:font-weight-complex="normal"/>
    </style:style>
    <style:style style:name="T54" style:family="text">
      <style:text-properties fo:font-style="normal" fo:font-weight="normal" officeooo:rsid="00327e0b" style:font-style-asian="normal" style:font-weight-asian="normal" style:font-style-complex="normal" style:font-weight-complex="normal"/>
    </style:style>
    <style:style style:name="T55" style:family="text">
      <style:text-properties fo:font-style="normal" fo:font-weight="normal" officeooo:rsid="0057ec15" style:font-style-asian="normal" style:font-weight-asian="normal" style:font-style-complex="normal" style:font-weight-complex="normal"/>
    </style:style>
    <style:style style:name="T56" style:family="text">
      <style:text-properties fo:font-style="normal" fo:font-weight="normal" officeooo:rsid="00577de6" style:font-style-asian="normal" style:font-weight-asian="normal" style:font-style-complex="normal" style:font-weight-complex="normal"/>
    </style:style>
    <style:style style:name="T57" style:family="text">
      <style:text-properties fo:font-style="normal" fo:font-weight="normal" officeooo:rsid="00633635" style:font-style-asian="normal" style:font-weight-asian="normal" style:font-style-complex="normal" style:font-weight-complex="normal"/>
    </style:style>
    <style:style style:name="T58" style:family="text">
      <style:text-properties officeooo:rsid="005c8a20"/>
    </style:style>
    <style:style style:name="T59" style:family="text">
      <style:text-properties officeooo:rsid="005e339e"/>
    </style:style>
    <style:style style:name="T60" style:family="text">
      <style:text-properties officeooo:rsid="005e4686"/>
    </style:style>
    <style:style style:name="T61" style:family="text">
      <style:text-properties officeooo:rsid="005fc27a"/>
    </style:style>
    <style:style style:name="T62" style:family="text">
      <style:text-properties officeooo:rsid="0062c9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r Prof. Abels,</text:p>
      <text:p text:style-name="P3"/>
      <text:p text:style-name="P3"><text:span text:style-name="T62">First let us express our gratitude </text:span>to the referees for <text:span text:style-name="T62">their </text:span>very valuable comments and remarks <text:span text:style-name="T9">on</text:span> our paper. We are submitting <text:span text:style-name="T62">the </text:span>revised version, where we try to answer all questions and explain in more detail the relation of our work to other research. Our response to the reviewers’ comments are stated below. Changes made to the manuscript are marked by blue color in the PDF file <text:span text:style-name="T4">biot_fracture_changes.pdf</text:span>. <text:span text:style-name="T4">Thank you and all reviewers for considering </text:span><text:span text:style-name="T7">the acceptance of </text:span><text:span text:style-name="T6">our </text:span><text:span text:style-name="T4">paper.</text:span></text:p>
      <text:p text:style-name="P3"/>
      <text:p text:style-name="P4">Sincerely,</text:p>
      <text:p text:style-name="P4"/>
      <text:p text:style-name="P4">Jan Březina and Jan Stebel</text:p>
      <text:p text:style-name="P4"/>
      <text:p text:style-name="P4"/>
      <text:h text:style-name="Heading_20_3" text:outline-level="3">Answers to the reviewers’ comments</text:h>
      <text:p text:style-name="P5"><text:span text:style-name="T58">Note: R</text:span><text:span text:style-name="T5">eference to pages and lines correspond to the </text:span><text:span text:style-name="T10">PDF </text:span><text:span text:style-name="T5">file with marked changes.</text:span></text:p>
      <text:p text:style-name="P2"/>
      <text:p text:style-name="P8">Reviewer: 1</text:p>
      <text:p text:style-name="P7"/>
      <text:p text:style-name="P9"><text:span text:style-name="T60">P</text:span>oints of criticism:</text:p>
      <text:list xml:id="list1254570001" text:style-name="L1">
        <text:list-item>
          <text:p text:style-name="P12"><text:span text:style-name="T2">The first</text:span><text:span text:style-name="T1"> </text:span><text:span text:style-name="T2">lies in the validity of the assumptions, in particular the linear relationships at the fractures. Due to these assumptions, the model is not able to properly capture contact conditions, allowing the two sides to interpenetrate. Moreover, friction laws are ignored. These two processes are essential to modeling mechanics of fractured porous media. In fact, they form the main difficulty and the authors need to justify why these can be neglected and to which degree the resulting model is of interest to the reader.</text:span><text:span text:style-name="T3"><text:line-break/><text:line-break/></text:span><text:span text:style-name="T11">We agree that the contact and friction conditions are essential to</text:span><text:span text:style-name="T12"> </text:span><text:span text:style-name="T11">modeling </text:span><text:span text:style-name="T12">realistic</text:span><text:span text:style-name="T11"> fractured porous media. </text:span><text:span text:style-name="T13">The linearized model is valid for small deformations </text:span><text:span text:style-name="T57">only</text:span><text:span text:style-name="T13">. </text:span><text:span text:style-name="T14">The rea</text:span><text:span text:style-name="T15">son why using this simplified assumption is to keep the subsequent analysis reasonabl</text:span><text:span text:style-name="T12">y demanding</text:span><text:span text:style-name="T15">. </text:span><text:span text:style-name="T16">We provide a reference to our recent paper on numerical simulations which uses an extended model with nonlinear fracture mechanics.</text:span><text:span text:style-name="T13"> Hence,</text:span><text:span text:style-name="T17"> w</text:span><text:span text:style-name="T11">e have added </text:span><text:span text:style-name="T13">the following</text:span><text:span text:style-name="T11"> explanation </text:span><text:span text:style-name="T13">i</text:span><text:span text:style-name="T17">n the introduction </text:span><text:span text:style-name="T18">(page 2, </text:span><text:span text:style-name="T19">line</text:span><text:span text:style-name="T20">s</text:span><text:span text:style-name="T19"> </text:span><text:span text:style-name="T21">76-</text:span><text:span text:style-name="T20">83</text:span><text:span text:style-name="T18">)</text:span><text:span text:style-name="T11">:<text:line-break/><text:line-break/>„In order to keep the subsequent analysis reasonably demanding, we do not consider the nonlinear effects on fracture-matrix interface (such as contact, friction, and displacement-dependent conductivity). This makes the resulting model valid only in the case of small variations of fracture aperture. We also restrict ourselves to the case of a single fracture. We refer to [38] where we present a more complex numerical model with fracture network and nonlinear fracture poromechanics.“</text:span><text:span text:style-name="T3"><text:line-break/></text:span></text:p>
        </text:list-item>
      </text:list>
      <text:list xml:id="list1984043188" text:style-name="L2">
        <text:list-item>
          <text:p text:style-name="P13"><text:span text:style-name="T2">Second, the proof relies on a fixed-stress iterative scheme that depends on well-posed sub-problems for flow and mechanics. While this is a valid technique to use, it seems unnecessarily complicated in this linear case. The problem is given by a bilinear form in (5.2) concerning only two variables. Appendix B shows how to obtain an energy estimate with V = d_t U and Q = d_t P. Does the Babuska-Lax-Milgram theorem not immediately provide the result now for each time step? Another direct approach would be to recognize the system as an evolutionary equation and apply the theory of maximal monotone operators.</text:span><text:span text:style-name="T3"><text:line-break/><text:line-break/></text:span><text:span text:style-name="T22">It is true that </text:span><text:span text:style-name="T12">there are other methods for </text:span><text:span text:style-name="T22">proving well-posedness of our problem, </text:span><text:span text:style-name="T12">including the ones mentioned by the reviewer</text:span><text:span text:style-name="T22">. We </text:span><text:span text:style-name="T23">want to</text:span><text:span text:style-name="T22"> stress that th</text:span><text:span text:style-name="T12">e</text:span><text:span text:style-name="T22"> </text:span><text:span text:style-name="T12">iterative splitting </text:span><text:span text:style-name="T22">is chosen in </text:span><text:soft-page-break/><text:span text:style-name="T22">order to </text:span><text:span text:style-name="T24">analyze the convergence of the associated </text:span><text:span text:style-name="T22">numerical strategy, which is our actual interest</text:span><text:span text:style-name="T24">. </text:span><text:span text:style-name="T25">We also note that irrespectively of the chosen method of proof, the well-posedness relies on the validity of the Korn inequality (see Lemma 5.3) which has to be proven in the mixed-dimensional case. </text:span><text:span text:style-name="T23">We have therefore </text:span><text:span text:style-name="T26">slightly </text:span><text:span text:style-name="T27">modified the abstract and </text:span><text:span text:style-name="T23">added the following paragraph to the introduction (p. 3, l. </text:span><text:span text:style-name="T28">92-</text:span><text:span text:style-name="T29">103</text:span><text:span text:style-name="T23">):<text:line-break/><text:line-break/>„We analyze the well-posedness of the DFM poroelasticity model using an iterative splitting technique, which provides explicit information about the convergence rate. The DFM model exhibits a similar parabolic-elliptic structure as the classical Biot system, enabling the use of monolithic methods such as in [37, 43]. However, our interest also extends to the numerical solution, where iterative splitting of flow and mechanics proves advantageous. The convergence of such splittings is a nontrivial issue that requires a careful analysis. Employing the optimized fixed-stress method [31], we prove the contractivity of the appropriate mapping, thereby demonstrating the well-posedness of the DFM poroelasticity. This result can later be used to design efficient numerical methods with a priori known convergence rate.“<text:line-break/><text:line-break/></text:span><text:span text:style-name="T30">(see also Remark 5.1 </text:span><text:span text:style-name="T31">on p. 19</text:span><text:span text:style-name="T30">)</text:span></text:p>
        </text:list-item>
      </text:list>
      <text:p text:style-name="P11"/>
      <text:p text:style-name="P10"><text:span text:style-name="T61">M</text:span>ajor comments:</text:p>
      <text:list xml:id="list3583099581" text:style-name="L3">
        <text:list-item>
          <text:p text:style-name="P14"><text:span text:style-name="T2">Are the Biot equations valid in the fracture zone Omega_f? If the fracture is treated as a poroelastic medium, then the model responds with a counteracting force in case of tension. These forces need to be explained, i.e. what physical process is keeping the fracture together instead of letting the fracture open?</text:span><text:span text:style-name="T3"><text:line-break/><text:line-break/></text:span><text:span text:style-name="T24">Indeed, the fracture stiffness is used in many engineering models not only to prevent closing but also in connection with the surface roughness and healing of the fracture. This is </text:span><text:span text:style-name="T32">now </text:span><text:span text:style-name="T24">explained in the introduction </text:span><text:span text:style-name="T33">(p. 2, l. </text:span><text:span text:style-name="T34">60-</text:span><text:span text:style-name="T35">63</text:span><text:span text:style-name="T33">)</text:span><text:span text:style-name="T24">:<text:line-break/><text:line-break/>„Natural fractures are never smooth, and can be filled by solid material e.g. due to healing [39]. Hence fracture stiffness, non-penetration and friction conditions have to be taken into account. Fracture stiffness can be estimated using rock joint models [2], see also [35].“</text:span><text:span text:style-name="T3"><text:line-break/></text:span></text:p>
        </text:list-item>
      </text:list>
      <text:list xml:id="list2691269114" text:style-name="L4">
        <text:list-item>
          <text:p text:style-name="P15"><text:span text:style-name="T2">The equations look similar to those presented in: <text:line-break/>"Girault, V., Wheeler, M. F., Ganis, B., &amp; Mear, M. E. (2015). A lubrication fracture model in a poro-elastic medium. Mathematical Models and Methods in Applied Sciences, 25(04), 587-645." <text:line-break/>and<text:line-break/>"Girault, V., Wheeler, M. F., Kumar, K., &amp; Singh, G. (2019). Mixed formulation of a linearized lubrication fracture model in a poro-elastic medium. In Contributions to Partial Differential Equations and Applications (pp. 171-219). Springer, Cham."<text:line-break/>Please clarify the contributions of this work with respect to the results presented therein.</text:span><text:span text:style-name="T3"><text:line-break/><text:line-break/></text:span><text:span text:style-name="T36">In the introduction, we have cited these papers and mentioned that </text:span><text:span text:style-name="T37">(</text:span><text:span text:style-name="T36">in contrast to the present paper</text:span><text:span text:style-name="T37">)</text:span><text:span text:style-name="T36">, they consider void fractures without an intrinsic stiffnes</text:span><text:span text:style-name="T27">s (p. 2, l. 53-</text:span><text:span text:style-name="T38">55</text:span><text:span text:style-name="T27">):<text:line-break/><text:line-break/>„Poroelasticity models coupled to discrete fracture flow, neglecting the mechanical response of the fractures, were studied e.g., in […, 22, 23, ...].“</text:span><text:span text:style-name="T3"><text:line-break/></text:span></text:p>
        </text:list-item>
      </text:list>
      <text:list xml:id="list479056713" text:style-name="L5">
        <text:list-item>
          <text:p text:style-name="P16"><text:span text:style-name="T2">It is not clear whether the proposed model belongs to the class of models introduced in: "Boon, W. M., &amp; Nordbotten, J. M. (2022). Mixed-dimensional poromechanical models of fractured porous media. Acta Mechanica, 1-48." The authors are asked to include a </text:span><text:soft-page-break/><text:span text:style-name="T2">statement to emphasize the difference between their work and the well-posedness theory presented therein.</text:span><text:span text:style-name="T3"><text:line-break/><text:line-break/></text:span><text:span text:style-name="T39">Comments to the difference have been added to the introduction </text:span><text:span text:style-name="T40">(p. 2, l. 66-7</text:span><text:span text:style-name="T41">2</text:span><text:span text:style-name="T40">) </text:span><text:span text:style-name="T39">and Remark 4.1 </text:span><text:span text:style-name="T40">(p. 9)</text:span><text:span text:style-name="T39">. </text:span><text:span text:style-name="T42">In principle, the model of Boon &amp; Nordbotten is obtained by a different approach, starting already from the reduced geometry of fractures. The constitutive and balance laws that they generalize to the mixed-dimensional setting are designed in order to preserve a structure suitable for the analysis. We </text:span><text:span text:style-name="T43">do not see any fundamental</text:span><text:span text:style-name="T42"> </text:span><text:span text:style-name="T43">argument</text:span><text:span text:style-name="T42"> </text:span><text:span text:style-name="T43">why </text:span><text:span text:style-name="T42">this approach should yield </text:span><text:span text:style-name="T43">exactly </text:span><text:span text:style-name="T42">the same result as the semi-discretization used in our paper, </text:span><text:span text:style-name="T44">which starts from the classical continuum mechanical relations on the full-dimensional fracture domain</text:span><text:span text:style-name="T42">. </text:span><text:span text:style-name="T44">While certain differences between the two models </text:span><text:span text:style-name="T43">are mentioned</text:span><text:span text:style-name="T44">, another study might be useful to </text:span><text:span text:style-name="T45">further </text:span><text:span text:style-name="T44">investigate the</text:span><text:span text:style-name="T46">ir</text:span><text:span text:style-name="T44"> i</text:span><text:span text:style-name="T46">mpact</text:span><text:span text:style-name="T44"> on the </text:span><text:span text:style-name="T40">qualitative as well as quantitative properties of </text:span><text:span text:style-name="T44">solutions.</text:span><text:span text:style-name="T3"><text:line-break/></text:span></text:p>
        </text:list-item>
      </text:list>
      <text:list xml:id="list450232049" text:style-name="L6">
        <text:list-item>
          <text:p text:style-name="P17"><text:span text:style-name="T2">A clarification needs to be made whether the fracture aperture delta is independent of the displacement U and why this is assumed to be the case or not. With a delta of 1e-5 in the numerical examples, how is it guaranteed that the fracture does not close? What happens if the jump in displacements is larger than delta?</text:span><text:span text:style-name="T3"><text:line-break/><text:line-break/></text:span><text:span text:style-name="T47">In the introduction </text:span><text:span text:style-name="T40">(p. 3, l. 79-</text:span><text:span text:style-name="T41">80</text:span><text:span text:style-name="T40">) </text:span><text:span text:style-name="T47">we mention that the model is valid under small variations of fracture aperture. </text:span><text:span text:style-name="T41">On p. 4, l. 136-</text:span><text:span text:style-name="T48">137</text:span><text:span text:style-name="T41"> we explicitly state that we consider </text:span><text:span text:style-name="T40">the aperture </text:span><text:span text:style-name="T41">independent of the displacement field.</text:span><text:span text:style-name="T49"> </text:span><text:span text:style-name="T47">Concerning the numerical example, the setting leads naturally to opening of the fracture, hence the problem with possibly closed fracture do</text:span><text:span text:style-name="T50">es</text:span><text:span text:style-name="T47"> not appear here.</text:span><text:span text:style-name="T3"><text:line-break/></text:span></text:p>
        </text:list-item>
      </text:list>
      <text:list xml:id="list1815042246" text:style-name="L7">
        <text:list-item>
          <text:p text:style-name="P18"><text:span text:style-name="T2">Please include the limitations of the proposed model in the introduction. For example, it needs to emphasize that the analysis concerns a single fracture, that the model is linear and the non-physical effects this introduces, and that the numerical examples only concern a 2D example. </text:span><text:span text:style-name="T3"><text:line-break/><text:line-break/></text:span><text:span text:style-name="T47">Done, see </text:span><text:span text:style-name="T50">l. 7</text:span><text:span text:style-name="T48">6</text:span><text:span text:style-name="T50">-81 and l. 112 in the </text:span><text:span text:style-name="T47">introduction.</text:span></text:p>
        </text:list-item>
      </text:list>
      <text:p text:style-name="P1"/>
      <text:p text:style-name="P9"><text:span text:style-name="T61">M</text:span>inor comment:</text:p>
      <text:list xml:id="list3024336638" text:style-name="L8">
        <text:list-item>
          <text:p text:style-name="P19"><text:span text:style-name="T2">Similar equations were recently considered in "Bonaldi, F., Droniou, J., &amp; Masson, R. (2022). Numerical analysis of a mixed-dimensional poromechanical model with frictionless contact at matrix-fracture interfaces. arXiv preprint arXiv:2201.09646." <text:line-break/>I would suggest the authors to note the similarities and differences.</text:span><text:span text:style-name="T3"><text:line-break/><text:line-break/></text:span><text:span text:style-name="T47">Done, see </text:span><text:span text:style-name="T51">l. 6</text:span><text:span text:style-name="T52">3</text:span><text:span text:style-name="T51">-66 </text:span><text:span text:style-name="T53">in the introduction</text:span><text:span text:style-name="T47">.</text:span></text:p>
        </text:list-item>
      </text:list>
      <text:p text:style-name="P6"><text:span text:style-name="T3"><text:line-break/></text:span><text:span text:style-name="T8">Reviewer: 2</text:span><text:span text:style-name="T3"><text:line-break/></text:span></text:p>
      <text:list xml:id="list2367209380" text:style-name="L9">
        <text:list-item>
          <text:p text:style-name="P20"><text:span text:style-name="T2">There is a recent paper on poroelasticity with fractures<text:line-break/></text:span><text:a xlink:type="simple" xlink:href="https://link.springer.com/article/10.1007/s00707-022-03378-1" office:target-frame-name="_blank" xlink:show="new" text:style-name="Internet_20_link" text:visited-style-name="Visited_20_Internet_20_Link"><text:span text:style-name="T2">https://link.springer.com/arti</text:span></text:a><text:span text:style-name="T2"><text:line-break/>The authors should compare their (theoretical) results with the one in this paper. </text:span><text:span text:style-name="T3"><text:line-break/><text:line-break/></text:span><text:span text:style-name="T59">(The same answer as to the 3rd major comment of Referee 1.) </text:span><text:span text:style-name="T39">Comments to the difference have been added to the introduction </text:span><text:span text:style-name="T40">(p. 2, l. 66-7</text:span><text:span text:style-name="T41">2</text:span><text:span text:style-name="T40">) </text:span><text:span text:style-name="T39">and Remark 4.1 </text:span><text:span text:style-name="T40">(p. 9)</text:span><text:span text:style-name="T39">. </text:span><text:span text:style-name="T42">In principle, the model of Boon &amp; Nordbotten is obtained by a different approach, starting already from the reduced geometry of fractures. The constitutive and balance laws that they generalize to the mixed-dimensional setting are designed in order to preserve a structure suitable for the analysis. We </text:span><text:span text:style-name="T43">do not see any fundamental</text:span><text:span text:style-name="T42"> </text:span><text:span text:style-name="T43">argument</text:span><text:span text:style-name="T42"> </text:span><text:span text:style-name="T43">why </text:span><text:span text:style-name="T42">this approach should yield </text:span><text:span text:style-name="T43">exactly </text:span><text:soft-page-break/><text:span text:style-name="T42">the same result as the semi-discretization used in our paper, </text:span><text:span text:style-name="T44">which starts from the classical continuum mechanical relations on the full-dimensional fracture domain</text:span><text:span text:style-name="T42">. </text:span><text:span text:style-name="T44">While certain differences between the two models </text:span><text:span text:style-name="T43">are mentioned</text:span><text:span text:style-name="T44">, another study might be useful to </text:span><text:span text:style-name="T45">further </text:span><text:span text:style-name="T44">investigate the</text:span><text:span text:style-name="T46">ir</text:span><text:span text:style-name="T44"> i</text:span><text:span text:style-name="T46">mpact</text:span><text:span text:style-name="T44"> on the </text:span><text:span text:style-name="T40">qualitative as well as quantitative properties of </text:span><text:span text:style-name="T44">solutions.</text:span></text:p>
        </text:list-item>
      </text:list>
      <text:p text:style-name="P1"/>
      <text:list xml:id="list4259043921894" text:continue-numbering="true" text:style-name="L9">
        <text:list-item>
          <text:p text:style-name="P21"><text:span text:style-name="T2">The authors considered linear, quasi-static Biot. Would this work for non-linear extensions as well? For example for the models in<text:line-break/></text:span><text:a xlink:type="simple" xlink:href="https://link.springer.com/article/10.1007/s10596-018-9736-6" office:target-frame-name="_blank" xlink:show="new" text:style-name="Internet_20_link" text:visited-style-name="Visited_20_Internet_20_Link"><text:span text:style-name="T2">https://link.springer.com/arti</text:span></text:a><text:span text:style-name="T2"><text:line-break/>or/and<text:line-break/></text:span><text:a xlink:type="simple" xlink:href="https://link.springer.com/article/10.1007/s10596-020-09983-0" office:target-frame-name="_blank" xlink:show="new" text:style-name="Internet_20_link" text:visited-style-name="Visited_20_Internet_20_Link"><text:span text:style-name="T2">https://link.springer.com/arti</text:span></text:a><text:span text:style-name="T2"><text:line-break/>I suggest that the authors add a comment regarding non-linear models.</text:span><text:span text:style-name="T3"><text:line-break/><text:line-break/></text:span><text:span text:style-name="T54">A comment on possible generalization to nonlinear poroelasticity </text:span><text:span text:style-name="T55">such as in the proposed papers </text:span><text:span text:style-name="T54">has been added to the </text:span><text:span text:style-name="T53">c</text:span><text:span text:style-name="T54">onclusions, </text:span><text:span text:style-name="T56">p. 22, l. 397-399</text:span><text:span text:style-name="T5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 Stebel</meta:initial-creator>
    <meta:creation-date>2023-06-01T08:54:52.911737713</meta:creation-date>
    <dc:date>2023-11-25T00:42:58.681725655</dc:date>
    <dc:creator>Jan Stebel</dc:creator>
    <meta:editing-duration>PT23H15M59S</meta:editing-duration>
    <meta:editing-cycles>67</meta:editing-cycles>
    <meta:generator>LibreOffice/7.0.4.2$Linux_X86_64 LibreOffice_project/00$Build-2</meta:generator>
    <meta:document-statistic meta:table-count="0" meta:image-count="0" meta:object-count="0" meta:page-count="4" meta:paragraph-count="21" meta:word-count="1589" meta:character-count="10185" meta:non-whitespace-character-count="8600"/>
  </office:meta>
</office:document-meta>
</file>